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2569" officeooo:paragraph-rsid="00132569"/>
    </style:style>
    <style:style style:name="P2" style:family="paragraph" style:parent-style-name="Standard" style:list-style-name="L1">
      <style:text-properties officeooo:rsid="00132569" officeooo:paragraph-rsid="001325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pring modules</text:p>
      <text:p text:style-name="P1"/>
      <text:list xml:id="list6353333044872191375" text:style-name="L1">
        <text:list-item>
          <text:p text:style-name="P2">spring-boot-starter-data-jpa</text:p>
          <text:p text:style-name="P2">With spring-boot-starter-data-jpa Boot's auto-configuration engine will detect that your project requires database access, and will create the necessary beans within the Spring application context, so that you can create and use repositories and services.</text:p>
        </text:list-item>
        <text:list-item>
          <text:p text:style-name="P2">spring-boot-starter-web</text:p>
        </text:list-item>
        <text:list-item>
          <text:p text:style-name="P2">spring-boot-starter-actuator</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31T16:54:22.769000000</meta:creation-date>
    <dc:date>2014-12-31T18:46:42.225000000</dc:date>
    <meta:editing-duration>PT1H37M9S</meta:editing-duration>
    <meta:editing-cycles>1</meta:editing-cycles>
    <meta:document-statistic meta:table-count="0" meta:image-count="0" meta:object-count="0" meta:page-count="1" meta:paragraph-count="5" meta:word-count="43" meta:character-count="352" meta:non-whitespace-character-count="318"/>
    <meta:generator>LibreOffice/4.3.4.1$Windows_x86 LibreOffice_project/bc356b2f991740509f321d70e4512a6a54c5f243</meta:generator>
  </office:meta>
</office:document-meta>
</file>